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opacity="100%" draw:textarea-horizontal-align="justify" draw:textarea-vertical-align="middle" draw:auto-grow-height="false" fo:min-height="25.69cm" fo:min-width="19.09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2.406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solid" draw:fill-color="#000000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2.5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03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25.69cm" fo:min-width="0.09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19.38cm" fo:min-width="0.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21cm" fo:min-width="0cm"/>
      <style:paragraph-properties style:writing-mode="lr-tb"/>
    </style:style>
    <style:style style:name="gr12" style:family="graphic" style:parent-style-name="objectwithoutfill">
      <style:graphic-properties draw:stroke="dash" draw:stroke-dash="Double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Long_20_Dot"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fo:min-height="5.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lgerian" fo:font-size="55pt" style:font-size-asian="55pt" style:font-size-complex="55pt"/>
    </style:style>
    <style:style style:name="P5" style:family="paragraph">
      <loext:graphic-properties draw:fill="none" draw:fill-color="#ffffff"/>
      <style:paragraph-properties style:writing-mode="lr-tb"/>
      <style:text-properties style:font-name="Algerian" fo:font-size="48pt" style:font-size-asian="48pt" style:font-size-complex="48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" fo:font-size="30pt" style:font-size-asian="30pt" style:font-size-complex="3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lgerian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style:font-name="Algerian" fo:font-size="55pt" style:font-size-asian="55pt" style:font-size-complex="55pt"/>
    </style:style>
    <style:style style:name="T2" style:family="text">
      <style:text-properties style:font-name="Algerian" fo:font-size="48pt" style:font-size-asian="48pt" style:font-size-complex="48pt"/>
    </style:style>
    <style:style style:name="T3" style:family="text">
      <style:text-properties style:font-name="Times" fo:font-size="30pt" style:font-size-asian="30pt" style:font-size-complex="30pt"/>
    </style:style>
    <style:style style:name="T4" style:family="text">
      <style:text-properties style:font-name="Algerian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cm" svg:y1="6.1cm" svg:x2="1.5cm" svg:y2="6.2cm">
          <text:p/>
        </draw:line>
        <draw:frame draw:style-name="gr3" draw:text-style-name="P4" draw:layer="layout" svg:width="10.9cm" svg:height="2.656cm" svg:x="8.3cm" svg:y="2.944cm">
          <draw:text-box>
            <text:p text:style-name="P3"><text:span text:style-name="T1">Name</text:span></text:p>
          </draw:text-box>
        </draw:frame>
        <draw:line draw:style-name="gr2" draw:text-style-name="P2" draw:layer="layout" svg:x1="6.6cm" svg:y1="3.9cm" svg:x2="1.611cm" svg:y2="3.9cm">
          <text:p/>
        </draw:line>
        <draw:line draw:style-name="gr4" draw:text-style-name="P2" draw:layer="layout" svg:x1="1cm" svg:y1="19.05cm" svg:x2="20.59cm" svg:y2="19.051cm">
          <text:p/>
        </draw:line>
        <draw:line draw:style-name="gr4" draw:text-style-name="P2" draw:layer="layout" svg:x1="1cm" svg:y1="16.6cm" svg:x2="8.7cm" svg:y2="16.6cm">
          <text:p/>
        </draw:line>
        <draw:frame draw:style-name="gr5" draw:text-style-name="P5" draw:layer="layout" svg:width="5.6cm" svg:height="2.7cm" svg:x="1.6cm" svg:y="16.8cm">
          <draw:text-box>
            <text:p><text:span text:style-name="T2">Type</text:span></text:p>
          </draw:text-box>
        </draw:frame>
        <draw:line draw:style-name="gr6" draw:text-style-name="P6" draw:layer="layout" svg:x1="12.6cm" svg:y1="16.582cm" svg:x2="14.9cm" svg:y2="19.1cm">
          <text:p/>
        </draw:line>
        <draw:line draw:style-name="gr6" draw:text-style-name="P6" draw:layer="layout" svg:x1="12.7cm" svg:y1="16.6cm" svg:x2="20.591cm" svg:y2="16.55cm">
          <text:p/>
        </draw:line>
        <draw:frame draw:style-name="gr7" draw:text-style-name="P5" draw:layer="layout" svg:width="5.6cm" svg:height="2.771cm" svg:x="14.5cm" svg:y="16.729cm">
          <draw:text-box>
            <text:p><text:span text:style-name="T2">Dmg #</text:span></text:p>
          </draw:text-box>
        </draw:frame>
        <draw:frame draw:style-name="gr8" draw:text-style-name="P7" draw:layer="layout" svg:width="19cm" svg:height="1.453cm" svg:x="1.7cm" svg:y="19.5cm">
          <draw:text-box>
            <text:p><text:span text:style-name="T3">Create</text:span></text:p>
          </draw:text-box>
        </draw:frame>
        <draw:custom-shape draw:style-name="gr9" draw:text-style-name="P8" draw:layer="layout" svg:width="0.59cm" svg:height="25.94cm" svg:x="20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9cm" svg:height="19.63cm" draw:transform="rotate (1.5707963267949) translate (1cm 1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9cm" svg:height="19.63cm" draw:transform="rotate (1.5707963267949) translate (0.96cm 26.89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34cm" svg:y1="3.9cm" svg:x2="8.9cm" svg:y2="1.5cm">
          <text:p/>
        </draw:line>
        <draw:line draw:style-name="gr4" draw:text-style-name="P2" draw:layer="layout" svg:x1="6.462cm" svg:y1="3.837cm" svg:x2="8.8cm" svg:y2="6.2cm">
          <text:p/>
        </draw:line>
        <draw:line draw:style-name="gr4" draw:text-style-name="P2" draw:layer="layout" svg:x1="6.1cm" svg:y1="19cm" svg:x2="8.688cm" svg:y2="16.561cm">
          <text:p/>
        </draw:line>
        <draw:frame draw:style-name="gr11" draw:text-style-name="P10" draw:layer="layout" svg:width="5.6cm" svg:height="3.571cm" svg:x="7.6cm" svg:y="17.6cm">
          <draw:text-box>
            <text:p text:style-name="P9"><text:span text:style-name="T4">Faction</text:span></text:p>
          </draw:text-box>
        </draw:frame>
        <draw:line draw:style-name="gr12" draw:text-style-name="P2" draw:layer="layout" svg:x1="1.599cm" svg:y1="21.2cm" svg:x2="20.3cm" svg:y2="21.201cm">
          <text:p/>
        </draw:line>
        <draw:line draw:style-name="gr13" draw:text-style-name="P2" draw:layer="layout" svg:x1="1.599cm" svg:y1="21.2cm" svg:x2="20.3cm" svg:y2="21.201cm">
          <text:p/>
        </draw:line>
        <draw:frame draw:style-name="gr14" draw:text-style-name="P7" draw:layer="layout" svg:width="19cm" svg:height="6.2cm" svg:x="1.6cm" svg:y="21.6cm">
          <draw:text-box>
            <text:p><text:span text:style-name="T3">Ability: </text:span></text:p>
          </draw:text-box>
        </draw:frame>
        <draw:frame draw:style-name="gr15" draw:text-style-name="P5" draw:layer="layout" svg:width="5.6cm" svg:height="2.131cm" svg:x="1.9cm" svg:y="4.069cm">
          <draw:text-box>
            <text:p><text:span text:style-name="T2">Tier</text:span></text:p>
          </draw:text-box>
        </draw:frame>
        <draw:frame draw:style-name="gr15" draw:text-style-name="P5" draw:layer="layout" svg:width="5.6cm" svg:height="2.131cm" svg:x="2.7cm" svg:y="1.9cm">
          <draw:text-box>
            <text:p><text:span text:style-name="T2">C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1:07:15.070559991</meta:creation-date>
    <dc:date>2021-01-25T16:00:28.493269862</dc:date>
    <meta:editing-duration>PT16M50S</meta:editing-duration>
    <meta:editing-cycles>7</meta:editing-cycles>
    <meta:generator>LibreOffice/6.4.6.2$Linux_X86_64 LibreOffice_project/40$Build-2</meta:generator>
    <meta:document-statistic meta:object-count="24"/>
  </office:meta>
</office:document-meta>
</file>